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1pt" officeooo:rsid="00008c0e" officeooo:paragraph-rsid="00008c0e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11pt" officeooo:rsid="00008c0e" officeooo:paragraph-rsid="00008c0e" style:font-size-asian="11pt" style:font-size-complex="11pt"/>
    </style:style>
    <style:style style:name="P3" style:family="paragraph" style:parent-style-name="Standard">
      <style:text-properties style:font-name="Consolas" fo:font-size="11pt" officeooo:rsid="00008c0e" officeooo:paragraph-rsid="0005705e" style:font-size-asian="11pt" style:font-size-complex="11pt"/>
    </style:style>
    <style:style style:name="P4" style:family="paragraph" style:parent-style-name="Standard">
      <style:text-properties style:font-name="Consolas" fo:font-size="11pt" officeooo:rsid="00008c0e" officeooo:paragraph-rsid="0006c7b9" style:font-size-asian="11pt" style:font-size-complex="11pt"/>
    </style:style>
    <style:style style:name="P5" style:family="paragraph" style:parent-style-name="Standard">
      <style:text-properties style:font-name="Consolas" fo:font-size="11pt" officeooo:rsid="0003de65" officeooo:paragraph-rsid="0003de65" style:font-size-asian="11pt" style:font-size-complex="11pt"/>
    </style:style>
    <style:style style:name="P6" style:family="paragraph" style:parent-style-name="Standard">
      <style:text-properties style:font-name="Consolas" fo:font-size="11pt" officeooo:rsid="0006c7b9" officeooo:paragraph-rsid="0006c7b9" style:font-size-asian="11pt" style:font-size-complex="11pt"/>
    </style:style>
    <style:style style:name="P7" style:family="paragraph" style:parent-style-name="Standard">
      <style:text-properties style:font-name="Consolas" fo:font-size="11pt" fo:font-weight="bold" officeooo:rsid="00008c0e" officeooo:paragraph-rsid="0005705e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onsolas" fo:font-size="11pt" officeooo:rsid="0004b3f3" officeooo:paragraph-rsid="0006c7b9" style:font-size-asian="11pt" style:font-size-complex="11pt"/>
    </style:style>
    <style:style style:name="P9" style:family="paragraph" style:parent-style-name="Standard">
      <style:text-properties style:font-name="Consolas" fo:font-size="11pt" officeooo:rsid="00008c0e" officeooo:paragraph-rsid="00075d8f" style:font-size-asian="11pt" style:font-size-complex="11pt"/>
    </style:style>
    <style:style style:name="P10" style:family="paragraph" style:parent-style-name="Standard">
      <style:text-properties style:font-name="Consolas" fo:font-size="11pt" officeooo:rsid="00008c0e" officeooo:paragraph-rsid="0006c7b9" style:font-size-asian="11pt" style:font-size-complex="11pt"/>
    </style:style>
    <style:style style:name="P11" style:family="paragraph" style:parent-style-name="Standard">
      <style:text-properties style:font-name="Consolas" fo:font-size="11pt" officeooo:rsid="0003de65" officeooo:paragraph-rsid="0003de65" style:font-size-asian="11pt" style:font-size-complex="11pt"/>
    </style:style>
    <style:style style:name="P12" style:family="paragraph" style:parent-style-name="Standard">
      <style:text-properties style:font-name="Consolas" fo:font-size="11pt" fo:font-style="italic" officeooo:rsid="00008c0e" officeooo:paragraph-rsid="0006c7b9" style:font-size-asian="11pt" style:font-style-asian="italic" style:font-size-complex="11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6c7b9" style:font-style-asian="italic" style:font-style-complex="italic"/>
    </style:style>
    <style:style style:name="T5" style:family="text">
      <style:text-properties fo:font-style="italic" officeooo:rsid="00075d8f" style:font-style-asian="italic" style:font-style-complex="italic"/>
    </style:style>
    <style:style style:name="T6" style:family="text">
      <style:text-properties officeooo:rsid="0002aa45"/>
    </style:style>
    <style:style style:name="T7" style:family="text">
      <style:text-properties officeooo:rsid="0004b3f3"/>
    </style:style>
    <style:style style:name="T8" style:family="text">
      <style:text-properties officeooo:rsid="0005705e"/>
    </style:style>
    <style:style style:name="T9" style:family="text">
      <style:text-properties officeooo:rsid="0006c7b9"/>
    </style:style>
    <style:style style:name="T10" style:family="text">
      <style:text-properties officeooo:rsid="00075d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VIM</text:span><text:line-break/></text:p>
      <text:p text:style-name="P1"><text:line-break/><text:span text:style-name="T1">COMMAND FORMATS</text:span><text:line-break/>&lt;number&gt;&lt;command&gt;&lt;text object/motion&gt;<text:line-break/></text:p>
      <text:p text:style-name="P3"><text:line-break/><text:span text:style-name="T1">OBJECTS</text:span><text:line-break/>&lt;w&gt;ord <text:s/>aw == a word</text:p>
      <text:p text:style-name="P3"><text:span text:style-name="T8">&lt;</text:span>iw<text:span text:style-name="T8">&gt;</text:span> == inner word<text:line-break/>&lt;s&gt;entence<text:line-break/>&lt;p&gt;aragraph<text:line-break/>&lt;a"&gt; a double quotted string<text:line-break/>&lt;a'&gt; a single quoted string<text:line-break/>&lt;i"&gt; inner double quotted string<text:line-break/>&lt;i'&gt; inner double quoted string<text:line-break/>&lt;a)&gt; a parenthesized block<text:line-break/>&lt;i)&gt; inner parenthesized block<text:line-break/>&lt;a<text:span text:style-name="T7">]</text:span>&gt; a bracketed block<text:line-break/>&lt;i<text:span text:style-name="T7">]</text:span>&gt; inner bracketed block<text:line-break/>&lt;a}&gt; a brace block === aB<text:line-break/>&lt;i}&gt; inner brace block === iB<text:line-break/>&lt;at&gt; a tag block<text:line-break/>&lt;it&gt; inner tag block<text:line-break/>&lt;a&gt;&gt; a single tag<text:line-break/>&lt;i&gt;&gt; inner single tag<text:line-break/></text:p>
      <text:p text:style-name="P1"><text:line-break/><text:span text:style-name="T1">MODES</text:span><text:line-break/>&lt;Esc&gt; <text:s text:c="3"/>Go to default mode<text:line-break/>&lt;i&gt;nsert mode before cursos<text:line-break/>&lt;a&gt;fter <text:s/>insert mode after cursor<text:line-break/>&lt;I&gt;nsert mode at start of line<text:line-break/>&lt;A&gt; <text:s text:c="5"/>insert mode at end of line<text:line-break/>&lt;o&gt; <text:s text:c="5"/>new line above<text:line-break/>&lt;v&gt;isual <text:span text:style-name="T8">Visual mode</text:span></text:p>
      <text:p text:style-name="P5">&lt;C<text:span text:style-name="T7">-V</text:span>&gt; <text:s text:c="3"/>Visual block mode</text:p>
      <text:p text:style-name="P5"/>
      <text:p text:style-name="P7">DEFAULT MODE</text:p>
      <text:p text:style-name="P3"><text:line-break/><text:span text:style-name="T4">Commands</text:span><text:span text:style-name="T9">:</text:span></text:p>
      <text:p text:style-name="P4"><text:span text:style-name="T9">&lt;J&gt;oin <text:s text:c="9"/>Join lines</text:span><text:line-break/>&lt;y&gt;ank <text:s text:c="9"/>Copy (tirar)<text:line-break/>&lt;p&gt;aste <text:s text:c="8"/>Paste<text:line-break/>&lt;d&gt;elete <text:s text:c="7"/>(dd to delete line)</text:p>
      <text:p text:style-name="P4"><text:span text:style-name="T9">&lt;D&gt;elete <text:s text:c="7"/>Delete to eol</text:span><text:line-break/>&lt;c&gt;hange <text:s text:c="7"/>Change and delete<text:line-break/>&lt;u&gt;ndo <text:s text:c="9"/>undo<text:line-break/>&lt;C-<text:span text:style-name="T7">R</text:span>&gt; <text:s text:c="10"/>redo<text:line-break/>&lt;.&gt; <text:s text:c="12"/>repeat command<text:line-break/>&lt;C-<text:span text:style-name="T7">W W</text:span>&gt; <text:s text:c="8"/>change window</text:p>
      <text:p text:style-name="P8">&lt;C-A&gt; <text:s/>Increment number</text:p>
      <text:p text:style-name="P9"><text:span text:style-name="T9">&lt;C-X&gt; <text:s/>Decrement number</text:span><text:line-break/><text:line-break/><text:span text:style-name="T3">Movements:</text:span></text:p>
      <text:p text:style-name="P9"><text:span text:style-name="T5">&lt;zz&gt; <text:s text:c="7"/>center vieport on line</text:span></text:p>
      <text:p text:style-name="P9"><text:span text:style-name="T5">&lt;zt&gt; <text:s text:c="7"/>top viewport on line</text:span></text:p>
      <text:p text:style-name="P9"><text:span text:style-name="T5">&lt;zb&gt; <text:s text:c="7"/>bottom viewport on line</text:span><text:line-break/>&lt;e&gt;nd <text:s text:c="6"/>of current word<text:line-break/>&lt;b&gt;eginning of current word<text:line-break/>&lt;w&gt;ord <text:s text:c="5"/>begginng of next word<text:line-break/>&lt;^&gt; <text:s text:c="8"/>first non white character<text:line-break/>&lt;0&gt; <text:s text:c="8"/>start of line<text:line-break/>&lt;$&gt; <text:s text:c="8"/>end of line</text:p>
      <text:p text:style-name="P9"><text:span text:style-name="T10">&lt;C-u&gt;<text:tab/> <text:s text:c="6"/>foreward page half screen</text:span></text:p>
      <text:p text:style-name="P9"><text:span text:style-name="T10">&lt;C-d&gt; <text:s text:c="6"/>backward page half screen</text:span></text:p>
      <text:p text:style-name="P9"><text:span text:style-name="T10">&lt;C-y&gt; <text:s text:c="6"/>move viewport up 1 line</text:span></text:p>
      <text:p text:style-name="P9"><text:span text:style-name="T10">&lt;C-e&gt; <text:s text:c="6"/>move veiwport down 1 line</text:span><text:line-break/>&lt;C-<text:span text:style-name="T7">F</text:span>&gt; <text:s text:c="6"/>foreward page<text:line-break/>&lt;C-<text:span text:style-name="T7">B</text:span>&gt; <text:s text:c="6"/>backward page<text:line-break/>&lt;gg&gt; <text:s text:c="7"/>go to top<text:line-break/>&lt;G&gt; <text:s text:c="8"/>go to eof<text:line-break/>&lt;gd&gt; <text:s text:c="7"/>go to local declaration<text:line-break/>&lt;gD&gt; <text:s text:c="7"/>go to global declaration<text:line-break/>&lt;:100&gt; <text:s text:c="5"/>Go to line 100<text:line-break/>&lt;%&gt; <text:s text:c="8"/>Go to next block delimiter</text:p>
      <text:p text:style-name="P6">&lt;H&gt; <text:s text:c="8"/>Go to screen top</text:p>
      <text:p text:style-name="P4"/>
      <text:p text:style-name="P4"/>
      <text:p text:style-name="P4"><text:span text:style-name="T3">Markers and indent:</text:span><text:line-break/>&lt;ma&gt; set marker named 'a'<text:line-break/>&lt;'a&gt; go to marker a<text:line-break/>&lt; &gt;&gt; &gt; <text:span text:style-name="T6">Indent</text:span></text:p>
      <text:p text:style-name="P4">&lt; &lt;&lt; &gt; <text:span text:style-name="T6">Un-indent</text:span></text:p>
      <text:p text:style-name="P4"/>
      <text:p text:style-name="P12">Files:</text:p>
      <text:p text:style-name="P4">&lt;:e filename&gt; <text:s text:c="2"/>open filename<text:line-break/>&lt;:w&gt; <text:s text:c="11"/>write file<text:line-break/>&lt;:w filename&gt; <text:s text:c="2"/>save as<text:line-break/>&lt;:sav filename&gt; save as and open buffer<text:line-break/>&lt;:sh&gt; <text:s text:c="10"/>run shell until exit<text:line-break/>&lt;:!comando&gt; <text:s text:c="4"/>Run command<text:line-break/></text:p>
      <text:p text:style-name="P1"/>
      <text:p text:style-name="P3"><text:span text:style-name="T1">INSERT MODE</text:span><text:line-break/>&lt;C-<text:span text:style-name="T7">O</text:span>&gt; <text:s text:c="2"/>Run one command and back to </text:p>
      <text:p text:style-name="P3"><text:s text:c="8"/>DEFAULT MODE<text:line-break/>&lt;C-<text:span text:style-name="T7">R</text:span>&gt; " Paste last text<text:line-break/></text:p>
      <text:p text:style-name="P1"><text:line-break/><text:span text:style-name="T1">VISUAL MODE</text:span><text:line-break/>&lt;i"&gt; select <text:span text:style-name="T8">&lt;</text:span>i<text:span text:style-name="T8">&gt;</text:span>nside “”<text:line-break/>&lt;a'&gt; select <text:span text:style-name="T8">&lt;a&gt;round, </text:span>includig ‘’</text:p>
      <text:p text:style-name="P1"/>
      <text:p text:style-name="P1"/>
      <text:p text:style-name="P5"><text:span text:style-name="T1">VISUAL BLOCK MODE</text:span><text:line-break/>&lt;I&gt;S&lt;ESC&gt; <text:s/>Insert text in same position</text:p>
      <text:p text:style-name="P5">&lt;A<text:span text:style-name="T8">$</text:span>&gt;S&lt;ESC&gt; Insert at end of line</text:p>
      <text:p text:style-name="P5"/>
      <text:p text:style-name="P1"><text:line-break/><text:span text:style-name="T1">PLUGINS</text:span><text:line-break/>Plugin ctrlp: Asignar ,c<text:line-break/>Plugin surround: cambiar " por ', etc.<text:line-break/>Plugin syntastic: análisis junto con tern, eslint, etc.</text:p>
      <text:p text:style-name="P1"><text:soft-pag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6cm" fo:margin-bottom="1.6cm" fo:margin-left="1cm" fo:margin-right="1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1:43:59.493000000</meta:creation-date>
    <dc:date>2017-11-08T13:53:51.339960355</dc:date>
    <meta:editing-duration>PT1H40M26S</meta:editing-duration>
    <meta:editing-cycles>9</meta:editing-cycles>
    <meta:generator>LibreOffice/5.4.1.2$Linux_X86_64 LibreOffice_project/40m0$Build-2</meta:generator>
    <meta:document-statistic meta:table-count="0" meta:image-count="0" meta:object-count="0" meta:page-count="2" meta:paragraph-count="31" meta:word-count="375" meta:character-count="2448" meta:non-whitespace-character-count="1796"/>
  </office:meta>
</office:document-meta>
</file>